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P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5"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officeooo:paragraph-rsid="00310fd2"/>
    </style:style>
    <style:style style:name="P21" style:family="paragraph" style:parent-style-name="Standard">
      <style:text-properties officeooo:paragraph-rsid="00310fd2"/>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paragraph-properties fo:margin-left="0in" fo:margin-right="0in" fo:text-indent="0in" style:auto-text-indent="false"/>
      <style:text-properties officeooo:rsid="0020427a" officeooo:paragraph-rsid="0020427a"/>
    </style:style>
    <style:style style:name="P37" style:family="paragraph" style:parent-style-name="Standard">
      <style:paragraph-properties fo:margin-left="0.5in" fo:margin-right="0in" fo:text-indent="0in" style:auto-text-indent="false"/>
      <style:text-properties officeooo:rsid="0020427a" officeooo:paragraph-rsid="0038076c"/>
    </style:style>
    <style:style style:name="P38" style:family="paragraph" style:parent-style-name="Standard">
      <style:paragraph-properties fo:margin-left="0in" fo:margin-right="0in" fo:text-indent="0in" style:auto-text-indent="false"/>
      <style:text-properties officeooo:rsid="0020427a" officeooo:paragraph-rsid="00225598"/>
    </style:style>
    <style:style style:name="P39" style:family="paragraph" style:parent-style-name="Standard">
      <style:text-properties officeooo:rsid="0020b16a" officeooo:paragraph-rsid="0020b16a"/>
    </style:style>
    <style:style style:name="P40" style:family="paragraph" style:parent-style-name="Standard">
      <style:text-properties officeooo:paragraph-rsid="00225598"/>
    </style:style>
    <style:style style:name="P41" style:family="paragraph" style:parent-style-name="Standard">
      <style:text-properties officeooo:rsid="0022798e" officeooo:paragraph-rsid="0022798e"/>
    </style:style>
    <style:style style:name="P42" style:family="paragraph" style:parent-style-name="Standard">
      <style:text-properties officeooo:rsid="0022798e" officeooo:paragraph-rsid="00230712"/>
    </style:style>
    <style:style style:name="P43" style:family="paragraph" style:parent-style-name="Standard">
      <style:text-properties officeooo:rsid="0022798e" officeooo:paragraph-rsid="00260e30"/>
    </style:style>
    <style:style style:name="P44" style:family="paragraph" style:parent-style-name="Standard">
      <style:text-properties officeooo:rsid="0022798e" officeooo:paragraph-rsid="00296010"/>
    </style:style>
    <style:style style:name="P45" style:family="paragraph" style:parent-style-name="Standard">
      <style:text-properties officeooo:rsid="0022798e" officeooo:paragraph-rsid="00265e4e"/>
    </style:style>
    <style:style style:name="P46" style:family="paragraph" style:parent-style-name="Standard">
      <style:text-properties officeooo:rsid="00288362" officeooo:paragraph-rsid="00288362"/>
    </style:style>
    <style:style style:name="P47" style:family="paragraph" style:parent-style-name="Standard">
      <style:text-properties officeooo:rsid="0032d7f2" officeooo:paragraph-rsid="002fe014"/>
    </style:style>
    <style:style style:name="P48" style:family="paragraph" style:parent-style-name="Standard">
      <style:text-properties officeooo:rsid="0034a889" officeooo:paragraph-rsid="002fe014"/>
    </style:style>
    <style:style style:name="P49" style:family="paragraph" style:parent-style-name="Standard">
      <style:text-properties officeooo:rsid="0034dbcc" officeooo:paragraph-rsid="002fe014"/>
    </style:style>
    <style:style style:name="P50" style:family="paragraph" style:parent-style-name="Standard">
      <style:text-properties officeooo:rsid="0035b71e" officeooo:paragraph-rsid="002fe014"/>
    </style:style>
    <style:style style:name="P51" style:family="paragraph" style:parent-style-name="Standard">
      <style:text-properties officeooo:rsid="004b022b" officeooo:paragraph-rsid="002fe014"/>
    </style:style>
    <style:style style:name="P52" style:family="paragraph" style:parent-style-name="Standard">
      <style:text-properties officeooo:paragraph-rsid="002fe014"/>
    </style:style>
    <style:style style:name="P53" style:family="paragraph" style:parent-style-name="Standard">
      <style:text-properties officeooo:rsid="00365767" officeooo:paragraph-rsid="00365767"/>
    </style:style>
    <style:style style:name="P54" style:family="paragraph" style:parent-style-name="Standard">
      <style:text-properties officeooo:rsid="003db118" officeooo:paragraph-rsid="003db118"/>
    </style:style>
    <style:style style:name="P55" style:family="paragraph" style:parent-style-name="Standard">
      <style:text-properties officeooo:rsid="003f177f" officeooo:paragraph-rsid="003f177f"/>
    </style:style>
    <style:style style:name="P56" style:family="paragraph" style:parent-style-name="Standard">
      <style:text-properties officeooo:paragraph-rsid="00431b24"/>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Standard">
      <style:paragraph-properties fo:break-before="page"/>
      <style:text-properties officeooo:paragraph-rsid="004ddbfe"/>
    </style:style>
    <style:style style:name="P65" style:family="paragraph" style:parent-style-name="Standard">
      <style:text-properties officeooo:rsid="004f5de6" officeooo:paragraph-rsid="004f5de6"/>
    </style:style>
    <style:style style:name="P66" style:family="paragraph" style:parent-style-name="Heading_20_1" style:master-page-name="First_20_Page">
      <style:paragraph-properties style:page-number="auto"/>
    </style:style>
    <style:style style:name="P67" style:family="paragraph" style:parent-style-name="Heading_20_2">
      <style:text-properties officeooo:rsid="001bfdc9" officeooo:paragraph-rsid="00310fd2"/>
    </style:style>
    <style:style style:name="P68" style:family="paragraph" style:parent-style-name="Heading_20_3">
      <style:text-properties officeooo:rsid="001bfdc9" officeooo:paragraph-rsid="001bfdc9"/>
    </style:style>
    <style:style style:name="P69" style:family="paragraph" style:parent-style-name="Heading_20_3">
      <style:text-properties officeooo:rsid="0020427a" officeooo:paragraph-rsid="0020427a"/>
    </style:style>
    <style:style style:name="P70" style:family="paragraph" style:parent-style-name="Heading_20_3">
      <style:text-properties officeooo:rsid="0022798e"/>
    </style:style>
    <style:style style:name="P71" style:family="paragraph" style:parent-style-name="Heading_20_3">
      <style:text-properties officeooo:rsid="00230712" officeooo:paragraph-rsid="00230712"/>
    </style:style>
    <style:style style:name="P72" style:family="paragraph" style:parent-style-name="Heading_20_3">
      <style:text-properties officeooo:rsid="0023e9af" officeooo:paragraph-rsid="0023e9af"/>
    </style:style>
    <style:style style:name="P73" style:family="paragraph" style:parent-style-name="Heading_20_3">
      <style:text-properties officeooo:rsid="00260e30" officeooo:paragraph-rsid="00260e30"/>
    </style:style>
    <style:style style:name="P74" style:family="paragraph" style:parent-style-name="Heading_20_3">
      <style:text-properties officeooo:rsid="00265e4e" officeooo:paragraph-rsid="00265e4e"/>
    </style:style>
    <style:style style:name="P75" style:family="paragraph" style:parent-style-name="Heading_20_3">
      <style:text-properties officeooo:rsid="0032d7f2" officeooo:paragraph-rsid="002fe014"/>
    </style:style>
    <style:style style:name="P76" style:family="paragraph" style:parent-style-name="Heading_20_3">
      <style:text-properties officeooo:rsid="0034a889" officeooo:paragraph-rsid="002fe014"/>
    </style:style>
    <style:style style:name="P77" style:family="paragraph" style:parent-style-name="Heading_20_3">
      <style:text-properties officeooo:rsid="0034dbcc" officeooo:paragraph-rsid="002fe014"/>
    </style:style>
    <style:style style:name="P78" style:family="paragraph" style:parent-style-name="Heading_20_3">
      <style:text-properties officeooo:rsid="00354014" officeooo:paragraph-rsid="002fe014"/>
    </style:style>
    <style:style style:name="P79" style:family="paragraph" style:parent-style-name="Heading_20_3">
      <style:text-properties officeooo:rsid="0035b71e" officeooo:paragraph-rsid="002fe014"/>
    </style:style>
    <style:style style:name="P80" style:family="paragraph" style:parent-style-name="Heading_20_3">
      <style:text-properties officeooo:rsid="003b4345" officeooo:paragraph-rsid="003b4345"/>
    </style:style>
    <style:style style:name="P81" style:family="paragraph" style:parent-style-name="Heading_20_3">
      <style:text-properties officeooo:rsid="00361fa8" officeooo:paragraph-rsid="00361fa8"/>
    </style:style>
    <style:style style:name="P82" style:family="paragraph" style:parent-style-name="Heading_20_3">
      <style:text-properties officeooo:rsid="00370040" officeooo:paragraph-rsid="002fe014"/>
    </style:style>
    <style:style style:name="P83" style:family="paragraph" style:parent-style-name="Standard" style:list-style-name="L1"/>
    <style:style style:name="P84" style:family="paragraph" style:parent-style-name="Standard" style:list-style-name="L2">
      <style:text-properties officeooo:paragraph-rsid="00310fd2"/>
    </style:style>
    <style:style style:name="P85" style:family="paragraph" style:parent-style-name="Standard" style:list-style-name="L3">
      <style:text-properties officeooo:rsid="00365767" officeooo:paragraph-rsid="00365767"/>
    </style:style>
    <style:style style:name="P86" style:family="paragraph" style:parent-style-name="Standard" style:list-style-name="L4">
      <style:text-properties officeooo:rsid="00365767" officeooo:paragraph-rsid="00365767"/>
    </style:style>
    <style:style style:name="P87" style:family="paragraph" style:parent-style-name="Standard" style:list-style-name="L5">
      <style:paragraph-properties fo:margin-top="0in" fo:margin-bottom="0.0598in" style:contextual-spacing="false"/>
      <style:text-properties officeooo:rsid="00365767" officeooo:paragraph-rsid="00365767"/>
    </style:style>
    <style:style style:name="P88" style:family="paragraph" style:parent-style-name="Standard" style:list-style-name="L5">
      <style:paragraph-properties fo:margin-top="0in" fo:margin-bottom="0.0598in" style:contextual-spacing="false"/>
      <style:text-properties officeooo:rsid="001f2b73" officeooo:paragraph-rsid="001f2b73"/>
    </style:style>
    <style:style style:name="P89"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90"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1" style:family="paragraph" style:parent-style-name="Standard" style:list-style-name="L6">
      <style:text-properties style:font-name="Times New Roman" fo:font-size="12pt" style:font-size-asian="12pt" style:font-size-complex="12pt"/>
    </style:style>
    <style:style style:name="P92"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3"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4" style:family="paragraph" style:parent-style-name="Standard" style:list-style-name="L7">
      <style:text-properties fo:color="#1a1a1a" loext:opacity="100%" style:text-outline="false" style:font-name="Times New Roman" fo:font-size="12pt" fo:letter-spacing="normal" officeooo:rsid="0032d103" officeooo:paragraph-rsid="0032d103" style:letter-kerning="false" style:font-size-asian="12pt" style:font-size-complex="12pt"/>
    </style:style>
    <style:style style:name="P95" style:family="paragraph" style:parent-style-name="Standard" style:list-style-name="L8"/>
    <style:style style:name="P96" style:family="paragraph" style:parent-style-name="Standard" style:list-style-name="L9"/>
    <style:style style:name="P97" style:family="paragraph" style:parent-style-name="Standard" style:list-style-name="L10">
      <style:text-properties officeooo:rsid="00431b24" officeooo:paragraph-rsid="00431b24"/>
    </style:style>
    <style:style style:name="P98" style:family="paragraph" style:parent-style-name="Standard" style:list-style-name="L10">
      <style:text-properties officeooo:rsid="00431b24" officeooo:paragraph-rsid="0043b499"/>
    </style:style>
    <style:style style:name="P99" style:family="paragraph" style:parent-style-name="Standard" style:list-style-name="L10">
      <style:text-properties officeooo:rsid="0043b499" officeooo:paragraph-rsid="0043b499"/>
    </style:style>
    <style:style style:name="P100" style:family="paragraph" style:parent-style-name="Standard">
      <style:text-properties officeooo:paragraph-rsid="0054496e"/>
    </style:style>
    <style:style style:name="P101" style:family="paragraph" style:parent-style-name="Standard">
      <style:text-properties officeooo:paragraph-rsid="001d6d97"/>
    </style:style>
    <style:style style:name="P102" style:family="paragraph" style:parent-style-name="Standard">
      <style:text-properties officeooo:rsid="005461a0" officeooo:paragraph-rsid="005461a0"/>
    </style:style>
    <style:style style:name="T1" style:family="text">
      <style:text-properties fo:font-size="8pt" officeooo:rsid="0016888d" style:font-size-asian="8pt" style:font-size-complex="8pt"/>
    </style:style>
    <style:style style:name="T2" style:family="text">
      <style:text-properties fo:font-size="8pt" officeooo:rsid="002f2d45" style:font-size-asian="8pt" style:font-size-complex="8pt"/>
    </style:style>
    <style:style style:name="T3" style:family="text">
      <style:text-properties officeooo:rsid="003f990a"/>
    </style:style>
    <style:style style:name="T4" style:family="text">
      <style:text-properties officeooo:rsid="0025c567"/>
    </style:style>
    <style:style style:name="T5" style:family="text">
      <style:text-properties officeooo:rsid="003d5c94"/>
    </style:style>
    <style:style style:name="T6" style:family="text">
      <style:text-properties style:use-window-font-color="true" loext:opacity="0%" fo:language="en" fo:country="US"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loext:opacity="0%" fo:language="en" fo:country="US" fo:font-weight="normal" officeooo:rsid="003d5c94" style:font-name-asian="Times New Roman" style:font-weight-asian="normal" style:font-name-complex="Times New Roman" style:language-complex="ar" style:country-complex="SA" style:font-weight-complex="normal"/>
    </style:style>
    <style:style style:name="T8" style:family="text">
      <style:text-properties style:use-window-font-color="true" loext:opacity="0%" fo:language="en" fo:country="US" fo:font-weight="normal" officeooo:rsid="004140dd" style:font-name-asian="Times New Roman" style:font-weight-asian="normal" style:font-name-complex="Times New Roman" style:language-complex="ar" style:country-complex="SA" style:font-weight-complex="normal"/>
    </style:style>
    <style:style style:name="T9" style:family="text">
      <style:text-properties style:use-window-font-color="true" loext:opacity="0%" fo:language="en" fo:country="US" style:font-name-asian="Times New Roman" style:font-name-complex="Times New Roman" style:language-complex="ar" style:country-complex="SA"/>
    </style:style>
    <style:style style:name="T10" style:family="text">
      <style:text-properties style:use-window-font-color="true" loext:opacity="0%" fo:language="en" fo:country="US" officeooo:rsid="003c0546" style:font-name-asian="Times New Roman" style:font-name-complex="Times New Roman"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08e77" style:font-name-asian="Times New Roman" style:font-size-asian="12pt" style:font-name-complex="Times New Roman" style:font-size-complex="12pt" style:language-complex="ar" style:country-complex="SA"/>
    </style:style>
    <style:style style:name="T15" style:family="text">
      <style:text-properties officeooo:rsid="003cfc3d"/>
    </style:style>
    <style:style style:name="T16" style:family="text">
      <style:text-properties officeooo:rsid="003a60f1"/>
    </style:style>
    <style:style style:name="T17" style:family="text">
      <style:text-properties officeooo:rsid="00343a31"/>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officeooo:rsid="0016f8e1"/>
    </style:style>
    <style:style style:name="T21" style:family="text">
      <style:text-properties officeooo:rsid="0017cfc0"/>
    </style:style>
    <style:style style:name="T22" style:family="text">
      <style:text-properties officeooo:rsid="0018bd11"/>
    </style:style>
    <style:style style:name="T23" style:family="text">
      <style:text-properties officeooo:rsid="001d6d97"/>
    </style:style>
    <style:style style:name="T24" style:family="text">
      <style:text-properties officeooo:rsid="001ed187"/>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703cb"/>
    </style:style>
    <style:style style:name="T30" style:family="text">
      <style:text-properties officeooo:rsid="00283219"/>
    </style:style>
    <style:style style:name="T31" style:family="text">
      <style:text-properties officeooo:rsid="00296010"/>
    </style:style>
    <style:style style:name="T32" style:family="text">
      <style:text-properties officeooo:rsid="003c0546"/>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loext:opacity="100%" style:text-outline="false" fo:letter-spacing="normal" style:letter-kerning="false"/>
    </style:style>
    <style:style style:name="T43" style:family="text">
      <style:text-properties fo:color="#1a1a1a" loext:opacity="100%" style:text-outline="false" fo:letter-spacing="normal" officeooo:rsid="0032d103" style:letter-kerning="false"/>
    </style:style>
    <style:style style:name="T44" style:family="text">
      <style:text-properties officeooo:rsid="00365767"/>
    </style:style>
    <style:style style:name="T45" style:family="text">
      <style:text-properties officeooo:rsid="0038076c"/>
    </style:style>
    <style:style style:name="T46" style:family="text">
      <style:text-properties officeooo:rsid="0041b6f2"/>
    </style:style>
    <style:style style:name="T47" style:family="text">
      <style:text-properties officeooo:rsid="00431b24"/>
    </style:style>
    <style:style style:name="T48" style:family="text">
      <style:text-properties officeooo:rsid="0054496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209423936" text:id="ct105553209423936">
          <text:insertion>
            <office:change-info>
              <dc:creator>Bob Jacobsen</dc:creator>
              <dc:date>2024-06-30T06:35:52</dc:date>
            </office:change-info>
          </text:insertion>
        </text:changed-region>
        <text:changed-region xml:id="ct105553141729392" text:id="ct105553141729392">
          <text:insertion>
            <office:change-info>
              <dc:creator>Bob Jacobsen</dc:creator>
              <dc:date>2023-03-31T19:00:04</dc:date>
            </office:change-info>
          </text:insertion>
        </text:changed-region>
        <text:changed-region xml:id="ct105553141728912" text:id="ct105553141728912">
          <text:insertion>
            <office:change-info>
              <dc:creator>Bob Jacobsen</dc:creator>
              <dc:date>2023-03-31T19:01:06</dc:date>
            </office:change-info>
          </text:insertion>
        </text:changed-region>
        <text:changed-region xml:id="ct105553209371664" text:id="ct105553209371664">
          <text:insertion>
            <office:change-info>
              <dc:creator>Bob Jacobsen</dc:creator>
              <dc:date>2024-06-30T06:27:43</dc:date>
            </office:change-info>
          </text:insertion>
        </text:changed-region>
        <text:changed-region xml:id="ct105553209411216" text:id="ct105553209411216">
          <text:insertion>
            <office:change-info>
              <dc:creator>Bob Jacobsen</dc:creator>
              <dc:date>2024-06-30T06:28: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Introduction</text:h>
      <text:p text:style-name="Standard">This Technical Note provides background for the association Memory Configuration Standard.</text:p>
      <text:p text:style-name="Standard">The protocol is called “<text:span text:style-name="T30">M</text:span>emory <text:span text:style-name="T30">Configuration</text:span>” because it makes the configuration information in the node look like it's stored in linear memory spaces. <text:s/></text:p>
      <text:list text:style-name="L1">
        <text:list-item>
          <text:p text:style-name="P83">Don't assume that the information actually has to be stored t<text:span text:style-name="T29">he same</text:span> way <text:span text:style-name="T3">as</text:span> <text:span text:style-name="T29">it is accessed through this protocol,</text:span> as linear memory. <text:s/>The node can remap the information that's being read or written into whatever internal organization it needs.</text:p>
        </text:list-item>
        <text:list-item>
          <text:p text:style-name="P83">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3">Don't assume that this is only used for <text:span text:style-name="T19">persistent</text:span> configuration information. <text:s/>The protocol is already being used for e.g. retrieving the CDI, and for providing a simple debug capability that allows program<text:span text:style-name="T29">m</text:span>ers <text:span text:style-name="T2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21">For more information on format and presentation, see: </text:p>
      <text:list text:style-name="L2">
        <text:list-item>
          <text:p text:style-name="P84">OpenLCB Common Information Technical Note</text:p>
        </text:list-item>
      </text:list>
      <text:h text:style-name="P67" text:outline-level="2">Message Formats</text:h>
      <text:p text:style-name="P21">This section is about helping implementors see how to decode the message format. It's not normative.</text:p>
      <text:p text:style-name="P2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1">Byte 0</text:p>
          </table:table-cell>
          <table:table-cell table:style-name="Table4.B1" office:value-type="string">
            <text:p text:style-name="P11">Byte 1</text:p>
          </table:table-cell>
          <table:table-cell table:style-name="Table4.C1" office:value-type="string">
            <text:p text:style-name="P11">Byte 2</text:p>
          </table:table-cell>
          <table:table-cell table:style-name="Table4.D1" office:value-type="string">
            <text:p text:style-name="P12">Byte 3</text:p>
          </table:table-cell>
          <table:table-cell table:style-name="Table4.E1" office:value-type="string">
            <text:p text:style-name="P12">Byte 4</text:p>
          </table:table-cell>
          <table:table-cell table:style-name="Table4.F1" office:value-type="string">
            <text:p text:style-name="P12">Byte 5</text:p>
          </table:table-cell>
          <table:table-cell table:style-name="Table4.G1" office:value-type="string">
            <text:p text:style-name="P11">Byte 6 </text:p>
          </table:table-cell>
          <table:table-cell table:style-name="Table4.H1" office:value-type="string">
            <text:p text:style-name="P11">Remaining Bytes</text:p>
          </table:table-cell>
        </table:table-row>
        <table:table-row>
          <table:table-cell table:style-name="Table4.A2" table:number-rows-spanned="5" office:value-type="string">
            <text:p text:style-name="P15">Datagram Typ<text:span text:style-name="T40">e (0x20)</text:span></text:p>
          </table:table-cell>
          <table:table-cell table:style-name="Table4.B2"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2" office:value-type="string">
            <text:p text:style-name="P15">Address Space <text:span text:style-name="T40">(Optional)</text:span></text:p>
          </table:table-cell>
          <table:table-cell table:style-name="Table4.H2" office:value-type="string">
            <text:p text:style-name="P15">Command Specific</text:p>
          </table:table-cell>
        </table:table-row>
        <table:table-row>
          <table:covered-table-cell table:style-name="Table4.A2"/>
          <table:covered-table-cell table:style-name="Table4.B2"/>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2" office:value-type="string">
            <text:p text:style-name="P16">Lowest Address Space</text:p>
          </table:table-cell>
          <table:table-cell table:style-name="Table4.H3" office:value-type="string">
            <text:p text:style-name="P16">Name String (Optional)</text:p>
          </table:table-cell>
        </table:table-row>
        <table:table-row>
          <table:covered-table-cell table:style-name="Table4.A2"/>
          <table:covered-table-cell table:style-name="Table4.B2"/>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style-name="Table4.A2"/>
          <table:covered-table-cell table:style-name="Table4.B2"/>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style-name="Table4.A2"/>
          <table:covered-table-cell table:style-name="Table4.B2"/>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21"/>
      <text:p text:style-name="P2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9">Byte 1 <text:span text:style-name="T22">(Command Type)</text:span></text:p>
            </table:table-cell>
            <table:covered-table-cell/>
          </table:table-row>
        </table:table-header-rows>
        <table:table-row table:style-name="Table5.1">
          <table:table-cell table:style-name="Table5.A2" office:value-type="string">
            <text:p text:style-name="P10">Bits 7..6 – <text:span text:style-name="T20">Command Type</text:span></text:p>
          </table:table-cell>
          <table:table-cell table:style-name="Table5.B2" office:value-type="string">
            <text:p text:style-name="P8">0b00 – Write operations</text:p>
            <text:p text:style-name="P8">0b01 – Read operations</text:p>
            <text:p text:style-name="P8">0b10 – Control operations</text:p>
            <text:p text:style-name="P8">0b11 – Not used / reserved</text:p>
          </table:table-cell>
        </table:table-row>
        <table:table-row table:style-name="Table5.1">
          <table:table-cell table:style-name="Table5.A3" office:value-type="string">
            <text:p text:style-name="P10">Bit 5 – <text:span text:style-name="T20">Stream/Datagram</text:span></text:p>
          </table:table-cell>
          <table:table-cell table:style-name="Table5.B3" office:value-type="string">
            <text:p text:style-name="P8">0b0 – Use Datagrams</text:p>
            <text:p text:style-name="P8">0b1 – Use Streams</text:p>
          </table:table-cell>
        </table:table-row>
        <table:table-row table:style-name="Table5.1">
          <table:table-cell table:style-name="Table5.A3" office:value-type="string">
            <text:p text:style-name="P10">Bit 4 – <text:span text:style-name="T20">Command/Reply</text:span></text:p>
          </table:table-cell>
          <table:table-cell table:style-name="Table5.B4" office:value-type="string">
            <text:p text:style-name="P8">0b0 – Command</text:p>
            <text:p text:style-name="P8">0b1 – Reply</text:p>
          </table:table-cell>
        </table:table-row>
        <table:table-row table:style-name="Table5.1">
          <table:table-cell table:style-name="Table5.A3" office:value-type="string">
            <text:p text:style-name="P10">Bit 3 – <text:span text:style-name="T20">(Command) Under Mask</text:span></text:p>
            <text:p text:style-name="P13">Bit 3 – (Reply) Fail/OK</text:p>
          </table:table-cell>
          <table:table-cell table:style-name="Table5.B5" office:value-type="string">
            <text:p text:style-name="P8">0b0 – Not under mask</text:p>
            <text:p text:style-name="P8">0b1 – Under mask</text:p>
            <text:p text:style-name="P14">0b0 – Okay</text:p>
            <text:p text:style-name="P14">0b1 - Fail</text:p>
          </table:table-cell>
        </table:table-row>
        <table:table-row table:style-name="Table5.1">
          <table:table-cell table:style-name="Table5.A3" office:value-type="string">
            <text:p text:style-name="P10">Bit 2 – <text:span text:style-name="T20">Reserved</text:span></text:p>
          </table:table-cell>
          <table:table-cell table:style-name="Table5.B6" office:value-type="string">
            <text:p text:style-name="P8">0b0 – send as zero, check on receipt</text:p>
          </table:table-cell>
        </table:table-row>
        <table:table-row table:style-name="Table5.1">
          <table:table-cell table:style-name="Table5.A7" office:value-type="string">
            <text:p text:style-name="P10">Bits 1..0 – <text:span text:style-name="T21">Address Space</text:span></text:p>
          </table:table-cell>
          <table:table-cell table:style-name="Table5.B7" office:value-type="string">
            <text:p text:style-name="P8">0b00 – Address space in byte 6</text:p>
            <text:p text:style-name="P8">0b01 – Address space 0xFD</text:p>
            <text:p text:style-name="P8">0b10 – Address space 0xFE</text:p>
            <text:p text:style-name="P8">0b1<text:span text:style-name="T16">1</text:span> – Address space 0xFF</text:p>
          </table:table-cell>
        </table:table-row>
      </table:table>
      <text:p text:style-name="P21"/>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17">2.4.2.Address Space Selection</text:span></text:a>) allows direct access to 1TB <text:span text:style-name="T24">of data</text:span>.</text:p>
      <text:p text:style-name="P23">The large address range removes the need for address <text:span text:style-name="T3">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3">if desired</text:span>, but note that the separate address spaces may cover the same memory objects, e.g. “all memory” and “configuration” spaces may reference the same <text:span text:style-name="T23">physical (or virtual) location in </text:span>memory.<text:change-start text:change-id="ct105553209423936"/></text:p>
      <text:p text:style-name="P102">Note that the Standard does not require that the 0xFD, 0xFE, and 0xFF address spaces be present. It only requires that, if present, they contain specific information.<text:change-end text:change-id="ct105553209423936"/></text:p>
      <text:h text:style-name="P68" text:outline-level="3"><text:span text:style-name="T25">Generic </text:span>Error Handling</text:h>
      <text:p text:style-name="P33">An unknown command in byte 1 <text:span text:style-name="T44">error</text:span> may result from <text:span text:style-name="T44">requesting </text:span>a command that is not defined by the standard, but it may also result from <text:span text:style-name="T44">requesting </text:span>a command the that standard defines, which the node being accessed does not support. <text:s/>The error code to send is not specified, however, the recommended error code to be sent in the OpenLCB Datagram Transport Datagram Rejected message <text:span text:style-name="T44">the following:</text:span></text:p>
      <text:list text:style-name="L3">
        <text:list-item>
          <text:p text:style-name="P85">0x1041 <text:span text:style-name="T11">–</text:span> Permanent error: Not implemented, subcommand is unknown.</text:p>
        </text:list-item>
      </text:list>
      <text:p text:style-name="P33"><text:span text:style-name="T44">In the appropriate situations a Datagram Rejected or a response datagram with Failed status should use the following specific error codes</text:span>:</text:p>
      <text:list text:style-name="L4">
        <text:list-item>
          <text:p text:style-name="P86">0x1081 <text:span text:style-name="T11">–</text:span> Permanent error: Invalid argument. Address space not known.</text:p>
        </text:list-item>
        <text:list-item>
          <text:p text:style-name="P86">0x1082 <text:span text:style-name="T11">–</text:span> Permanent error: Invalid argument. Out of bounds, address space is valid, but the address within the space is not implemented.</text:p>
        </text:list-item>
        <text:list-item>
          <text:p text:style-name="P86">0x1083 <text:span text:style-name="T11">–</text:span> Permanent error: Invalid argument. Write access to a read-only space.</text:p>
        </text:list-item>
      </text:list>
      <text:p text:style-name="P53">In addition, all other error codes defined in the Message Network Standard <text:span text:style-name="T45">or Datagram Standard </text:span>may be used, for example:</text:p>
      <text:list text:style-name="L5">
        <text:list-item>
          <text:p text:style-name="P88">0x1000 – Permanent error, not further specified.</text:p>
        </text:list-item>
        <text:list-item>
          <text:p text:style-name="P88">0x1040 – Not implemented, not further specified.</text:p>
        </text:list-item>
        <text:list-item>
          <text:p text:style-name="P87">0x1080 <text:span text:style-name="T11">–</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5">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69" text:outline-level="3">Read Command</text:h>
      <text:p text:style-name="P35">This is a request to read an address space. <text:s/>If the address space does not exist, a Datagram Rejected message <text:span text:style-name="T45">shall</text:span> be sent with a permanent error. <text:s/>The likely error code would be:</text:p>
      <text:p text:style-name="P37"><text:span text:style-name="T44">0x1081 </text:span><text:span text:style-name="T13">–</text:span><text:span text:style-name="T44"> Permanent error: Invalid argument. Address space not known.</text:span></text:p>
      <text:p text:style-name="P3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8"><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69" text:outline-level="3">Read Reply</text:h>
      <text:p text:style-name="P35">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9">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40">The figure shows a typical read operation. The Read Command is carried to the device being configured by a datagram, the read operation takes place, and the results are returned in another datagram. </text:p>
      <text:p text:style-name="Standard"><draw:frame draw:style-name="fr3" draw:name="graphics2" text:anchor-type="paragraph" svg:x="0.7598in" svg:y="0in" svg:width="5.5047in" svg:height="6.6972in" draw:z-index="3"><draw:image xlink:href="../mscgen/MemConfReadOK.png" xlink:type="simple" xlink:show="embed" xlink:actuate="onLoad" draw:mime-type="image/png"/></draw:frame><text:soft-page-break/></text:p>
      <text:h text:style-name="P70" text:outline-level="3">Read Stream Command</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P71" text:outline-level="3">Read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2"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2" draw:name="graphics3" text:anchor-type="paragraph" svg:x="0.7417in" svg:y="0.0783in" svg:width="5.5047in" svg:height="3.7618in" draw:z-index="1"><draw:image xlink:href="../mscgen/MemConfWriteOK.png" xlink:type="simple" xlink:show="embed" xlink:actuate="onLoad" draw:mime-type="image/png"/></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24">For the less-common case of writes that might fail and/or take a long time, the <text:span text:style-name="T4">Datagram OK </text:span>reply to the Write datagram can <text:span text:style-name="T4">have the Reply Pending bit set</text:span>, followed by a Write Reply when the operation is done. <text:s/>That Write Reply, in turn, <text:span text:style-name="T11">informs the </text:span><text:span text:style-name="T12">requester</text:span><text:span text:style-name="T11"> when the operation was complete, and whether it completed OK.</text:span></text:p>
      <text:p text:style-name="P59"><draw:frame draw:style-name="fr1" draw:name="graphics4" text:anchor-type="paragraph" svg:y="0.05in" svg:width="5.5047in" svg:height="6.6972in" draw:z-index="2"><draw:image xlink:href="../mscgen/MemConfWriteReply.png" xlink:type="simple" xlink:show="embed" xlink:actuate="onLoad" draw:mime-type="image/png"/></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2" text:outline-level="3">Write Under Mask Command</text:h>
      <text:p text:style-name="P46">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6">The primary use for this is to set/clear individual bits within a larger addressable type such as a byte, or multi-byte word.</text:p>
      <text:h text:style-name="P73" text:outline-level="3"><text:soft-page-break/>Write Stream Command</text:h>
      <text:p text:style-name="P43">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Write Stream Reply</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75" text:outline-level="3">Get Configuration Options Command</text:h>
      <text:p text:style-name="P47">See section <text:bookmark-ref text:reference-format="chapter" text:ref-name="__RefHeading__21986_548527705">2.4.14</text:bookmark-ref><text:s/><text:bookmark-ref text:reference-format="text" text:ref-name="__RefHeading__21986_548527705">Get Configuration Options Reply</text:bookmark-ref><text:s/>for additional information.</text:p>
      <text:h text:style-name="P75" text:outline-level="3"><text:bookmark-start text:name="__RefHeading__21986_548527705"/>Get Configuration Options Reply<text:bookmark-end text:name="__RefHeading__21986_548527705"/></text:h>
      <text:p text:style-name="P5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change-start text:change-id="ct105553141729392"/></text:p>
      <text:p text:style-name="P65">The bits marked as <text:span text:style-name="T11">“reserved, must be ignored on receipt and sent as one” were previously assigned to functionality which is no longer in use. Existi</text:span><text:change-end text:change-id="ct105553141729392"/><text:change-start text:change-id="ct105553141728912"/><text:span text:style-name="T11">ng nodes sent one bits for those functions. </text:span><text:span text:style-name="T14">These bits</text:span><text:span text:style-name="T11"> have been reserved to “send as one” to preserve the option of assigning some future function to the sending of zero bits </text:span><text:span text:style-name="T14">in these positions.</text:span><text:change-end text:change-id="ct105553141728912"/></text:p>
      <text:h text:style-name="P76" text:outline-level="3">Get Address Space Information Command</text:h>
      <text:p text:style-name="P48">See section <text:bookmark-ref text:reference-format="chapter" text:ref-name="__RefHeading__22052_548527705">2.4.16</text:bookmark-ref><text:s/><text:bookmark-ref text:reference-format="text" text:ref-name="__RefHeading__22052_548527705">Get Address Space Information Reply</text:bookmark-ref><text:s/>for additional information.</text:p>
      <text:h text:style-name="P76" text:outline-level="3"><text:bookmark-start text:name="__RefHeading__22052_548527705"/>Get Address Space Information Reply<text:bookmark-end text:name="__RefHeading__22052_548527705"/></text:h>
      <text:p text:style-name="P100">To ease automated access, a configuring node can inquire about the address spaces in the being-configured node. Whether or not the address space is present, a reply is required.<text:change-start text:change-id="ct105553209371664"/> </text:p>
      <text:p text:style-name="P100"><text:span text:style-name="T48">If the address space is not present, the Address, Flags and Description fields are not meaningfull and can be omitted. In that case, the reply will contain on</text:span><text:change-end text:change-id="ct105553209371664"/><text:change-start text:change-id="ct105553209411216"/><text:span text:style-name="T48">ly the Command byte and Address Space byte.</text:span><text:change-end text:change-id="ct105553209411216"/></text:p>
      <text:h text:style-name="P77" text:outline-level="3"><text:bookmark-start text:name="__RefHeading__22123_548527705"/>Lock/Reserve Command<text:bookmark-end text:name="__RefHeading__22123_548527705"/></text:h>
      <text:p text:style-name="P52">Although nodes can be configured by multiple other nodes, this can also lead to inconsistencies. The optional Lock/Release command can be used to avoid this.</text:p>
      <text:h text:style-name="P77" text:outline-level="3">Lock/Reserve Reply</text:h>
      <text:p text:style-name="P49">See section <text:bookmark-ref text:reference-format="chapter" text:ref-name="__RefHeading__22123_548527705">2.4.17</text:bookmark-ref><text:s/><text:bookmark-ref text:reference-format="text" text:ref-name="__RefHeading__22123_548527705">Lock/Reserve Command</text:bookmark-ref><text:s/>for additional information.</text:p>
      <text:h text:style-name="P78"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9">the</text:span> teaching. <text:s/></text:p>
      <text:p text:style-name="P25"><text:span text:style-name="T32">This command is used to obtain new virgin Event IDs and return them to </text:span><text:span text:style-name="T10">the</text:span><text:span text:style-name="T32"> requesting node. <text:s/>The node should draw these from some pool of unique virgin Event IDs. <text:s/>This may be from </text:span><text:span text:style-name="T10">the</text:span><text:span text:style-name="T32"> 64k Event IDs assigned to </text:span><text:span text:style-name="T10">the</text:span><text:span text:style-name="T32"> node associated with its Node ID, or some other pool, but it must maintain the uniqueness of </text:span><text:span text:style-name="T10">the</text:span><text:span text:style-name="T32"> Event IDs. <text:s/>If the node maintains a counter or pointer to the pool, then the value of this variable must be maintained even if </text:span><text:span text:style-name="T10">the</text:span><text:span text:style-name="T32"> node goes through a reboot or reset. <text:s/>This means that its value must be keep in non-volatile memory. <text:s/></text:span></text:p>
      <text:p text:style-name="P25"><text:soft-page-break/><text:span text:style-name="T3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0">other</text:span><text:span text:style-name="T32"> methods, such as the Remote Button Protocol might be used to allow this function remotely. <text:s/></text:span></text:p>
      <text:p text:style-name="P27">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5">certainly </text:span>have concrete consequences. <text:s/>For example, the abstract idea “Night has fallen” <text:span text:style-name="T5">can be</text:span> <text:span text:style-name="T5">represented </text:span>by a shared Event ID between many nodes, <text:span text:style-name="T5">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6">the</text:span><text:span text:style-name="T34"> work-bench, or </text:span><text:span text:style-name="T35">even more important </text:span><text:span text:style-name="T6">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6">other</text:span><text:span text:style-name="T34"> mechanisms </text:span><text:span text:style-name="T35">available </text:span><text:span text:style-name="T34">to prevent </text:span><text:span text:style-name="T35">any </text:span><text:span text:style-name="T34">inadvertent reuse of Event IDs. <text:s/></text:span></text:p>
      <text:p text:style-name="P25"><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25"><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26"><text:span text:style-name="T34">A further sophistication is to use a 'just-in-time' method. <text:s text:c="2"/>Each Event ID would be flagged as virgin or non-virgin. <text:s/>When the node was to teach a non-virgin Event-ID, it would be replaced with a new virgin one before </text:span><text:span text:style-name="T6">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6">, by definition these Event IDs would </text:span><text:span text:style-name="T7">already </text:span><text:span text:style-name="T6">be considered non-virgin and would be replaced </text:span><text:span text:style-name="T7">by a new virgin Event ID</text:span><text:span text:style-name="T6">. <text:s text:c="2"/></text:span><text:span text:style-name="T7">This could be mitigated by a more</text:span><text:span text:style-name="T6"> complicated UI, but it would likely </text:span><text:span text:style-name="T7">be </text:span><text:span text:style-name="T6">confusing to </text:span><text:span text:style-name="T7">t</text:span><text:span text:style-name="T6">he user.</text:span></text:p>
      <text:p text:style-name="P26"><text:span text:style-name="T8">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6"> <text:s/></text:span></text:p>
      <text:p text:style-name="P25"><text:span text:style-name="T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text:style-name="L6">
        <text:list-item>
          <text:p text:style-name="P89"><text:soft-page-break/>Mark the affected Producers / Consumers with Event ID of zero, hence making them unusable;</text:p>
        </text:list-item>
        <text:list-item>
          <text:p text:style-name="P90"><text:span text:style-name="T41">R</text:span>eply <text:span text:style-name="T36">using a</text:span> Datagram Rejected <text:span text:style-name="T36">message with</text:span> permanent error <text:span text:style-name="T36">for subsequent requests;</text:span></text:p>
        </text:list-item>
        <text:list-item>
          <text:p text:style-name="P90"><text:span text:style-name="T41">P</text:span>ermanently stop working (never announce as initialized);</text:p>
        </text:list-item>
        <text:list-item>
          <text:p text:style-name="P91">Allow for manual user intervention to reset, or reassign the Unique ID space in the node.</text:p>
        </text:list-item>
      </text:list>
      <text:p text:style-name="P25">However <text:span text:style-name="T37">this is managed, the implementation </text:span>must ensure that non-virgin event IDs are not re-used. <text:s/></text:p>
      <text:p text:style-name="P28">Solutions to the above limitations include: </text:p>
      <text:list text:style-name="L7">
        <text:list-item>
          <text:p text:style-name="P92"><text:span text:style-name="T41">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93"><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94">Overwrite the zero Event ID <text:span text:style-name="T45">using</text:span> a configuration tool <text:span text:style-name="T45">with a value</text:span> from another pool assigned to you.</text:p>
        </text:list-item>
      </text:list>
      <text:h text:style-name="P79" text:outline-level="3">Get Unique ID Reply</text:h>
      <text:p text:style-name="P50">See section <text:bookmark-ref text:reference-format="chapter" text:ref-name="__RefHeading__22341_548527705">2.4.19</text:bookmark-ref><text:s/><text:bookmark-ref text:reference-format="text" text:ref-name="__RefHeading__22341_548527705">Get Unique ID Command</text:bookmark-ref><text:s/>for additional information.</text:p>
      <text:h text:style-name="P80"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5">in this standard </text:span>on the Target Node on what to do or how to process the Freeze / Unfreeze <text:span text:style-name="T1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5">as specified by the Firmware Upgrade Standard</text:span>. <text:span text:style-name="T15">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4">As the Freeze and Unfreeze commands may have valid implementations with the side effect of rebooting the Target Node, there is no requirement that a proper Datagram <text:span text:style-name="T46">Received OK </text:span><text:soft-page-break/><text:span text:style-name="T46">a</text:span>cknowledgement be sent back to the Configuration Tool. The Configuration Tool shall watch the network for Node Initialization Complete messages and interpret them as positive acknowledgement.</text:p>
      <text:p text:style-name="P55">The Freeze and Unfreeze commands carry an Address Space identifier to allow the different higher-level protocols to be disambiguated from each other by allocating a dedicated Address Space identifier for them.</text:p>
      <text:h text:style-name="P80" text:outline-level="3">Freeze Command</text:h>
      <text:p text:style-name="P29">See Section <text:bookmark-ref text:reference-format="number" text:ref-name="__RefHeading__6949_1279031061"> 2.4.21 </text:bookmark-ref><text:s/><text:bookmark-ref text:reference-format="text" text:ref-name="__RefHeading__6949_1279031061">Unfreeze Command</text:bookmark-ref><text:s/>for additional information.</text:p>
      <text:h text:style-name="P81" text:outline-level="3">Update Complete Command</text:h>
      <text:p text:style-name="P32">The configuration protocol does not specify the meaning of the transferred data. In particular, it doesn't specify <text:span text:style-name="T1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2"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2" text:outline-level="3">Reinitialize/Factory Reset Command</text:h>
      <text:p text:style-name="P51">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1">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text:style-name="L8">
        <text:list-item>
          <text:p text:style-name="P95">Nodes must carry enough context that a stand-alone configuration tool can provide a useful human interface without getting any data from an external source, e.g. needing an Internet download to handle a new node type.</text:p>
        </text:list-item>
        <text:list-item>
          <text:p text:style-name="P95">It must be possible to configure a node entirely over the OpenLCB, without physical interactions, e.g. pushing buttons. This configuration must be compatible with local configuration, including e.g. the Blue/Gold method.</text:p>
        </text:list-item>
        <text:list-item>
          <text:p text:style-name="P95"><text:soft-page-break/>It must be possible to configure one or more nodes while the rest of the OpenLCB is operating normally.</text:p>
        </text:list-item>
        <text:list-item>
          <text:p text:style-name="P95">It must be possible to read, store, and reload the configuration of a node.</text:p>
        </text:list-item>
      </text:list>
      <text:h text:style-name="Heading_20_3" text:outline-level="3">Preferences</text:h>
      <text:list text:style-name="L9">
        <text:list-item>
          <text:p text:style-name="P96">Small nodes shouldn't need a lot of processing power, e.g. to compress or decompress data in real time. Memory usage should also be limited, but is a second priority.</text:p>
        </text:list-item>
        <text:list-item>
          <text:p text:style-name="P96">Configuration operations should be state-less and idempotent to simplify software at both ends.</text:p>
        </text:list-item>
        <text:list-item>
          <text:p text:style-name="P96">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6">For efficiency, atomic reads or writes of small amounts of data should fit into a single-frame CAN datagram. Single-bit writes also add efficiency. </text:p>
        </text:list-item>
        <text:list-item>
          <text:p text:style-name="P96">Multiple address spaces make it easier to handle multiple types of data.</text:p>
        </text:list-item>
        <text:list-item>
          <text:p text:style-name="P96">For large transfers, it's desirable to be able to use streams. Not all nodes support them, though, so it must be possible to <text:span text:style-name="T31">I</text:span>nquire about capabilities.</text:p>
        </text:list-item>
        <text:list-item>
          <text:p text:style-name="P96">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2">← Read Reply [d]</text:p>
      <text:p text:style-name="Standard">datagram reply →</text:p>
      <text:p text:style-name="Standard">Note that the 2<text:span text:style-name="T1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6">The stream protocol is meant for large reads and writes, but the datagram protocol can also work well on a single CAN segment. The difference in performance comes from <text:span text:style-name="T47">a number of factors:</text:span></text:p>
      <text:list text:style-name="L10">
        <text:list-item>
          <text:p text:style-name="P97">Stream buffers may often be larger than datagram sizes.</text:p>
        </text:list-item>
        <text:list-item>
          <text:p text:style-name="P97">The header information for reads/writes only needs to be transmitted once for streams (no matter how many buffer-size the transfer is), but once for every datagram.</text:p>
        </text:list-item>
        <text:list-item>
          <text:p text:style-name="P98">Streams have one byte less data per CAN frame than datagrams. This is approximately the same overhead as 64-byte datagrams' headers.</text:p>
        </text:list-item>
        <text:list-item>
          <text:p text:style-name="P99">The setup cost of a stream is higher than a single datagram, so very short transfers are not efficient using datagrams.</text:p>
        </text:list-item>
        <text:list-item>
          <text:p text:style-name="P99">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Technical Note</dc:title>
    <meta:initial-creator>Alex Shepherd</meta:initial-creator>
    <meta:creation-date>2009-01-22T07:11:27</meta:creation-date>
    <meta:editing-cycles>180</meta:editing-cycles>
    <meta:editing-duration>P1DT8H52M45S</meta:editing-duration>
    <meta:generator>LibreOffice/7.4.6.2$MacOSX_X86_64 LibreOffice_project/5b1f5509c2decdade7fda905e3e1429a67acd63d</meta:generator>
    <dc:date>2024-06-30T06:36:46.269165018</dc:date>
    <dc:creator>Bob Jacobsen</dc:creator>
    <meta:document-statistic meta:table-count="3" meta:image-count="4" meta:object-count="0" meta:page-count="15" meta:paragraph-count="277" meta:word-count="5172" meta:character-count="31573" meta:non-whitespace-character-count="26501"/>
    <meta:user-defined meta:name="OLCBdate">Apr 25, 2021</meta:user-defined>
    <meta:user-defined meta:name="OLCBstatus">Adopted</meta:user-defined>
    <meta:user-defined meta:name="OLCByear">2021</meta:user-defined>
  </office:meta>
</office:document-meta>
</file>